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1" style:font-name-asian="Calibri1" style:font-name-complex="Calibri1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fo:background-color="#D9D9D9"/>
      <style:text-properties style:font-name="Calibri1" style:font-name-asian="Calibri1" style:font-name-complex="Calibri1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o1" style:family="table-column">
      <style:table-column-properties fo:break-before="auto" style:column-width="3.78883333333333cm"/>
    </style:style>
    <style:style style:name="co2" style:family="table-column">
      <style:table-column-properties fo:break-before="auto" style:column-width="5.43983333333333cm"/>
    </style:style>
    <style:style style:name="co3" style:family="table-column">
      <style:table-column-properties fo:break-before="auto" style:column-width="1.98966666666667cm"/>
    </style:style>
    <style:style style:name="co4" style:family="table-column">
      <style:table-column-properties fo:break-before="auto" style:column-width="18.3091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column table:style-name="co6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Tabellenmodell Feriendorfverwaltungssystem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RENTAL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Visito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edroom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throom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qrMet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sicPrice</text:p>
          </table:table-cell>
          <table:table-cell office:value-type="string" table:style-name="ce1">
            <text:p>decimal(7,2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30, 60 (Überprüfung der Regel durch Objektverwalter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tus</text:p>
          </table:table-cell>
          <table:table-cell office:value-type="string" table:style-name="ce1">
            <text:p>enum('R','N','C','D','M', 'B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R (Renovation), N (New Building), C (Completed), D (Demolition), M (Maintenance), B (Blocked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ea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REA.Area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or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SORT.Resort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APPARTMENT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artmen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lcony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omnumb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loo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HOUS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us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rrace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itchen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CLEANING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eaning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Tim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Tim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eaning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mp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EMP.EmpID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MAINTENANC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intenanc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scription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ntenance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pairProtocol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mp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EMP.Emp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enum('F','O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F (Finnished) O (Open)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STRUCCHANG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ang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lannedEnd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scription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lannedCosts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Costs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aftServ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Fremdschlüssel -&gt; CRAFTSERV.CraftServID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PERS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rstName</text:p>
          </table:table-cell>
          <table:table-cell office:value-type="string" table:style-name="ce1">
            <text:p>varchar(3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astNam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ateOfBirth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l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l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sswordHash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ccountType</text:p>
          </table:table-cell>
          <table:table-cell office:value-type="string" table:style-name="ce1">
            <text:p>enum('A’,‘G’,‘E’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A (Admin), G (Guest), E (Employee)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EMP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p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or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SORT.Resort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nag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Fremdschlüssel -&gt; EMP.Emp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GUEST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ues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ADMIN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mi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PERSONMOD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Mod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eID</text:p>
          </table:table-cell>
          <table:table-cell office:value-type="string" table:style-name="ce5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MODE.ModeID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MOD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le</text:p>
          </table:table-cell>
          <table:table-cell office:value-type="string" table:style-name="ce1">
            <text:p>enum('A','C','M','Mgr','R','B','G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A (Admin), C (Cleaning), M (Maintenance), Mgr (Manager), R (Rental), B (Booking), G (Guest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NewEmp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NewGuest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CleaningPlan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portDamageRepair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wRepair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Repair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activate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w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enovation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Renovation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wRenovation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NewBuilding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NewBuilding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eNewBuildingProcess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wNewBuilding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number-rows-repeated="12" table:style-name="ro2">
          <table:table-cell table:number-columns-repeated="16384"/>
        </table:table-row>
        <table:table-row table:style-name="ro1">
          <table:table-cell office:value-type="string" table:style-name="ce2">
            <text:p>ADDR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reet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numb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ZipCode</text:p>
          </table:table-cell>
          <table:table-cell office:value-type="string" table:style-name="ce1">
            <text:p>char(5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ity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t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BOOKING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oking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eBooking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DateRent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DateRent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aymentStatus</text:p>
          </table:table-cell>
          <table:table-cell office:value-type="string" table:style-name="ce1">
            <text:p>enum('O','P','C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O (Open), P (Payed), C (Cancelled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ues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GUEST.GuestID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BOOKINGDETAIL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okingDetai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oking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BOOKING.Booking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charg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SURCHARGE.Surcharge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dPrice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tus</text:p>
          </table:table-cell>
          <table:table-cell office:value-type="string" table:style-name="ce1">
            <text:p>enum('R','B','C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R (Reserved), B (Booked), C (Cancelled)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SURCHARG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charg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cent</text:p>
          </table:table-cell>
          <table:table-cell office:value-type="string" table:style-name="ce1">
            <text:p>decimal(5,2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a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SEASON.Season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ea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REA.Area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mberOfVisitors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SEASON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a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enum('S', 'W','O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S (Summer), W (Winter), O (Offseason)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AREA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ea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enum('M', 'O', 'C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M (Mountain), O (Ocean), C (City)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16380"/>
        </table:table-row>
        <table:table-row table:style-name="ro1">
          <table:table-cell table:number-columns-repeated="4" table:style-name="ce3"/>
          <table:table-cell table:number-columns-repeated="16380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RESORT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or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CRAFTSERV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aftServ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Nam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tegory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l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l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RENTALPICTURES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RentalPictures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ictureLink</text:p>
          </table:table-cell>
          <table:table-cell office:value-type="string" table:style-name="ce1">
            <text:p>varchar(6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10483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Max</meta:initial-creator>
    <dc:creator>max.schelenz</dc:creator>
    <meta:creation-date>2022-06-14T13:01:05Z</meta:creation-date>
    <dc:date>2023-01-09T12:41:57Z</dc:date>
    <meta:editing-cycles>6</meta:editing-cycles>
    <meta:editing-duration>PT0S</meta:editing-duration>
    <meta:user-defined meta:name="AppVersion">16.0300</meta:user-defined>
  </office:meta>
</office:document-meta>
</file>